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]+[.C9]" office:value-type="float" office:value="1792" calcext:value-type="float">
            <text:p>1792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]+[.C10]" office:value-type="float" office:value="1792" calcext:value-type="float">
            <text:p>1792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]+[.C11]" office:value-type="float" office:value="1792" calcext:value-type="float">
            <text:p>1792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792" calcext:value-type="float">
            <text:p>1792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792" calcext:value-type="float">
            <text:p>1792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792" calcext:value-type="float">
            <text:p>1792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792" calcext:value-type="float">
            <text:p>1792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792" calcext:value-type="float">
            <text:p>1792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792" calcext:value-type="float">
            <text:p>1792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792" calcext:value-type="float">
            <text:p>1792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792" calcext:value-type="float">
            <text:p>1792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792" calcext:value-type="float">
            <text:p>1792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792" calcext:value-type="float">
            <text:p>1792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792" calcext:value-type="float">
            <text:p>1792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792" calcext:value-type="float">
            <text:p>1792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792" calcext:value-type="float">
            <text:p>1792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792" calcext:value-type="float">
            <text:p>1792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792" calcext:value-type="float">
            <text:p>1792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792" calcext:value-type="float">
            <text:p>1792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792" calcext:value-type="float">
            <text:p>1792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792" calcext:value-type="float">
            <text:p>1792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792" calcext:value-type="float">
            <text:p>1792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792" calcext:value-type="float">
            <text:p>1792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792" calcext:value-type="float">
            <text:p>1792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792" calcext:value-type="float">
            <text:p>1792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792" calcext:value-type="float">
            <text:p>1792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792" calcext:value-type="float">
            <text:p>1792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792" calcext:value-type="float">
            <text:p>1792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792" calcext:value-type="float">
            <text:p>1792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792" calcext:value-type="float">
            <text:p>1792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792" calcext:value-type="float">
            <text:p>1792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792" calcext:value-type="float">
            <text:p>1792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792" calcext:value-type="float">
            <text:p>1792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792" calcext:value-type="float">
            <text:p>1792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792" calcext:value-type="float">
            <text:p>1792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792" calcext:value-type="float">
            <text:p>1792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792" calcext:value-type="float">
            <text:p>1792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792" calcext:value-type="float">
            <text:p>1792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792" calcext:value-type="float">
            <text:p>1792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792" calcext:value-type="float">
            <text:p>1792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792" calcext:value-type="float">
            <text:p>1792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792" calcext:value-type="float">
            <text:p>1792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792" calcext:value-type="float">
            <text:p>1792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792" calcext:value-type="float">
            <text:p>1792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792" calcext:value-type="float">
            <text:p>1792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792" calcext:value-type="float">
            <text:p>1792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792" calcext:value-type="float">
            <text:p>1792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792" calcext:value-type="float">
            <text:p>1792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792" calcext:value-type="float">
            <text:p>1792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792" calcext:value-type="float">
            <text:p>1792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792" calcext:value-type="float">
            <text:p>1792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792" calcext:value-type="float">
            <text:p>1792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792" calcext:value-type="float">
            <text:p>1792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792" calcext:value-type="float">
            <text:p>1792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792" calcext:value-type="float">
            <text:p>1792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792" calcext:value-type="float">
            <text:p>1792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792" calcext:value-type="float">
            <text:p>1792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792" calcext:value-type="float">
            <text:p>1792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792" calcext:value-type="float">
            <text:p>1792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792" calcext:value-type="float">
            <text:p>1792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792" calcext:value-type="float">
            <text:p>1792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792" calcext:value-type="float">
            <text:p>1792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792" calcext:value-type="float">
            <text:p>1792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792" calcext:value-type="float">
            <text:p>1792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792" calcext:value-type="float">
            <text:p>1792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792" calcext:value-type="float">
            <text:p>1792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792" calcext:value-type="float">
            <text:p>1792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792" calcext:value-type="float">
            <text:p>1792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792" calcext:value-type="float">
            <text:p>1792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792" calcext:value-type="float">
            <text:p>1792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792" calcext:value-type="float">
            <text:p>1792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792" calcext:value-type="float">
            <text:p>1792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792" calcext:value-type="float">
            <text:p>1792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792" calcext:value-type="float">
            <text:p>1792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792" calcext:value-type="float">
            <text:p>1792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792" calcext:value-type="float">
            <text:p>1792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792" calcext:value-type="float">
            <text:p>1792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792" calcext:value-type="float">
            <text:p>1792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792" calcext:value-type="float">
            <text:p>1792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792" calcext:value-type="float">
            <text:p>1792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792" calcext:value-type="float">
            <text:p>1792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792" calcext:value-type="float">
            <text:p>1792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792" calcext:value-type="float">
            <text:p>1792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792" calcext:value-type="float">
            <text:p>1792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792" calcext:value-type="float">
            <text:p>1792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792" calcext:value-type="float">
            <text:p>1792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792" calcext:value-type="float">
            <text:p>1792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792" calcext:value-type="float">
            <text:p>1792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792" calcext:value-type="float">
            <text:p>1792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792" calcext:value-type="float">
            <text:p>1792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792" calcext:value-type="float">
            <text:p>1792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792" calcext:value-type="float">
            <text:p>1792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792" calcext:value-type="float">
            <text:p>1792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792" calcext:value-type="float">
            <text:p>1792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792" calcext:value-type="float">
            <text:p>1792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792" calcext:value-type="float">
            <text:p>1792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792" calcext:value-type="float">
            <text:p>1792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792" calcext:value-type="float">
            <text:p>1792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792" calcext:value-type="float">
            <text:p>1792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792" calcext:value-type="float">
            <text:p>1792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792" calcext:value-type="float">
            <text:p>1792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792" calcext:value-type="float">
            <text:p>1792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792" calcext:value-type="float">
            <text:p>1792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792" calcext:value-type="float">
            <text:p>1792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792" calcext:value-type="float">
            <text:p>1792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792" calcext:value-type="float">
            <text:p>1792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792" calcext:value-type="float">
            <text:p>1792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792" calcext:value-type="float">
            <text:p>1792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792" calcext:value-type="float">
            <text:p>1792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792" calcext:value-type="float">
            <text:p>1792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792" calcext:value-type="float">
            <text:p>1792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792" calcext:value-type="float">
            <text:p>1792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792" calcext:value-type="float">
            <text:p>1792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792" calcext:value-type="float">
            <text:p>1792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792" calcext:value-type="float">
            <text:p>1792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792" calcext:value-type="float">
            <text:p>1792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792" calcext:value-type="float">
            <text:p>1792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792" calcext:value-type="float">
            <text:p>1792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792" calcext:value-type="float">
            <text:p>1792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792" calcext:value-type="float">
            <text:p>1792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792" calcext:value-type="float">
            <text:p>1792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792" calcext:value-type="float">
            <text:p>1792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792" calcext:value-type="float">
            <text:p>1792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792" calcext:value-type="float">
            <text:p>1792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792" calcext:value-type="float">
            <text:p>1792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792" calcext:value-type="float">
            <text:p>1792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792" calcext:value-type="float">
            <text:p>1792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792" calcext:value-type="float">
            <text:p>1792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792" calcext:value-type="float">
            <text:p>1792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792" calcext:value-type="float">
            <text:p>1792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792" calcext:value-type="float">
            <text:p>1792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792" calcext:value-type="float">
            <text:p>1792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792" calcext:value-type="float">
            <text:p>1792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792" calcext:value-type="float">
            <text:p>1792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792" calcext:value-type="float">
            <text:p>1792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792" calcext:value-type="float">
            <text:p>1792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792" calcext:value-type="float">
            <text:p>1792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792" calcext:value-type="float">
            <text:p>1792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792" calcext:value-type="float">
            <text:p>1792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792" calcext:value-type="float">
            <text:p>1792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792" calcext:value-type="float">
            <text:p>1792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792" calcext:value-type="float">
            <text:p>1792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792" calcext:value-type="float">
            <text:p>1792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792" calcext:value-type="float">
            <text:p>1792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792" calcext:value-type="float">
            <text:p>1792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792" calcext:value-type="float">
            <text:p>1792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792" calcext:value-type="float">
            <text:p>1792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792" calcext:value-type="float">
            <text:p>1792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792" calcext:value-type="float">
            <text:p>1792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792" calcext:value-type="float">
            <text:p>1792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792" calcext:value-type="float">
            <text:p>1792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792" calcext:value-type="float">
            <text:p>1792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792" calcext:value-type="float">
            <text:p>1792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792" calcext:value-type="float">
            <text:p>1792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792" calcext:value-type="float">
            <text:p>1792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792" calcext:value-type="float">
            <text:p>1792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792" calcext:value-type="float">
            <text:p>1792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792" calcext:value-type="float">
            <text:p>1792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792" calcext:value-type="float">
            <text:p>1792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792" calcext:value-type="float">
            <text:p>1792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792" calcext:value-type="float">
            <text:p>1792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792" calcext:value-type="float">
            <text:p>1792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792" calcext:value-type="float">
            <text:p>1792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792" calcext:value-type="float">
            <text:p>1792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792" calcext:value-type="float">
            <text:p>1792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792" calcext:value-type="float">
            <text:p>1792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792" calcext:value-type="float">
            <text:p>1792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792" calcext:value-type="float">
            <text:p>1792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792" calcext:value-type="float">
            <text:p>1792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792" calcext:value-type="float">
            <text:p>1792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792" calcext:value-type="float">
            <text:p>1792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792" calcext:value-type="float">
            <text:p>1792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792" calcext:value-type="float">
            <text:p>1792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792" calcext:value-type="float">
            <text:p>1792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792" calcext:value-type="float">
            <text:p>1792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792" calcext:value-type="float">
            <text:p>1792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792" calcext:value-type="float">
            <text:p>1792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07:56:40.304244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07T07:57:06.233909910</dc:date>
    <dc:creator>Spencer Hatch</dc:creator>
    <meta:editing-duration>PT16H4M57S</meta:editing-duration>
    <meta:editing-cycles>20</meta:editing-cycles>
    <meta:document-statistic meta:table-count="1" meta:cell-count="787" meta:object-count="0"/>
  </office:meta>
</office:document-meta>
</file>